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fo:font-style="italic"/>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pecification describes the mechanism for sending OpenLCB-CAN information via frames on a CAN segment. </text:p>
      <text:h text:style-name="Heading_20_1" text:outline-level="1">References and Context (Informative)</text:h>
      <text:p text:style-name="Standard">This specification is in the context of the following OpenLCB-CAN Specifications:</text:p>
      <text:list xml:id="list94433504" text:style-name="L1">
        <text:list-item>
          <text:p text:style-name="P13">The OpenLCB-CAN Physical Layer specification, which specifies the physical layer for transporting OpenLCB-CAN frames</text:p>
        </text:list-item>
        <text:list-item>
          <text:p text:style-name="P13">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For more information on format and presentation, see: </text:p>
      <text:list xml:id="list1210573308" text:style-name="L6">
        <text:list-item>
          <text:p text:style-name="P18">OpenLCB Common Information Technical Note</text:p>
        </text:list-item>
      </text:list>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ext:soft-page-break/>The second (second-most-significant) bit is the Frame Type indicator. A value of 0 indicates a CAN-specific Control Message. A value of 1 indicates an OpenLCB Message.</text:p>
      <text:p text:style-name="Standard"/>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is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with specific message definitions.</text:p>
      <text:h text:style-name="Heading_20_2" text:outline-level="2">States</text:h>
      <text:p text:style-name="Standard">A node has two states:</text:p>
      <text:list xml:id="list1615171543" text:style-name="L2">
        <text:list-item>
          <text:p text:style-name="P14">Inhibited</text:p>
        </text:list-item>
        <text:list-item>
          <text:p text:style-name="P14">Permitted</text:p>
        </text:list-item>
      </text:list>
      <text:p text:style-name="Standard">Nodes shall start in the Inhibited state.</text:p>
      <text:p text:style-name="Standard">A node may transmit Check ID Message and Reserved ID Message frames while in the Inhibited state. A node shall not transmit any other frame while in Inhibited state.</text:p>
      <text:p text:style-name="Standard">Nodes shall transition to the Permitted state after assignment of a valid Node ID alias.</text:p>
      <text:p text:style-name="Standard">Nodes may transmit any frames except Check ID Message and Reserved ID Message frames while in Permitted state. A node shall not transmit Check ID Message and Reserved ID Message frames while in Permitted state.</text:p>
      <text:h text:style-name="Heading_20_1" text:outline-level="1"><text:soft-page-break/>CAN-specific Control Messages and Interactions (Normative)</text:h>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Mapping Reset (MR) Message</text:p>
          </table:table-cell>
          <table:table-cell table:style-name="Table3.A2" office:value-type="string">
            <text:p text:style-name="Standard">0x0701</text:p>
          </table:table-cell>
          <table:table-cell table:style-name="Table3.C2" office:value-type="string">
            <text:p text:style-name="Standard">None</text:p>
          </table:table-cell>
        </table:table-row>
        <table:table-row>
          <table:table-cell table:style-name="Table3.A2" office:value-type="string">
            <text:p text:style-name="Standard">Mapping Enquiry Request (MRQ)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Mapping Enquiry Reply (MRR) Messag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ID Alias assignment</text:h>
      <text:p text:style-name="Standard">To assign a Node ID alias while in the Inhibited state, the node:</text:p>
      <text:p text:style-name="Standard">Calculates a new tentative source Node ID alias value</text:p>
      <text:p text:style-name="Standard">Transmits a Check ID Message (CIM) with MMM = 0x7, the least significant 12 bits of the full Node ID in the NNNN, NNNN, NNNN remaining twelve bits of the Variable Field, and the tentative source Node ID alias value in the Source NID Alias field.</text:p>
      <text:p text:style-name="Standard">Repeat that three more times with MMM = 0x6, x5 and 0x4, respectively, with each message carrying the next lower 12 bits of the full Node ID value, and the frames carrying the same tentative source Node ID alias value in the Source NID Alias field.</text:p>
      <text:p text:style-name="Standard"/>
      <text:p text:style-name="Standard">(What to do when something goes wrong)</text:p>
      <text:list xml:id="list1309026422" text:style-name="L3">
        <text:list-item>
          <text:p text:style-name="P15"><text:soft-page-break/>If error, step the algorithm in a standard way and repeat until success. </text:p>
        </text:list-item>
      </text:list>
      <text:p text:style-name="Standard">Aliases for nodes on the local segment are only valid until an "Initialization Complete" is seen from that alias. Initialization Complete indicates that a node has restarted, and may have another local alias. <text:span text:style-name="T6">(Can't use Initialization Complete, it's the wrong layer, need something at the CAN level. Need something like RIM/CIM)</text:span></text:p>
      <text:p text:style-name="Standard"/>
      <text:h text:style-name="Heading_20_3" text:outline-level="3">ID Alias validation</text:h>
      <text:p text:style-name="Standard">A node receiving a Mapping Enquiry Request Message shall compare the Full Node ID in the CAN data segment to the node's own Node ID. If and only if they match in length and content and the receiving node is in Permitted state, the node shall reply with a Mapping Enquiry Reply Message carrying the node's full Node ID in the data segment of the frame.</text:p>
      <text:p text:style-name="Standard">A node receiving a Mapping Enquiry Request Message with no data content shall reply with a Mapping Enquiry Reply Message carrying the node's full Node ID in the data segment of the frame.</text:p>
      <text:h text:style-name="Heading_20_3" text:outline-level="3">ID Alias termination</text:h>
      <text:p text:style-name="Standard">A node receiving a Mapping Reset Message must drop the </text:p>
      <text:p text:style-name="Standard"/>
      <text:h text:style-name="Heading_20_1" text:outline-level="1">OpenLCB Message Format</text:h>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wo forms:</text:p>
      <text:list xml:id="list1298795987" text:style-name="L4">
        <text:list-item>
          <text:p text:style-name="P16">Unaddressed messages – messages that don't have a destination address put the low 12 bits of the MTI in the variable fiel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1154566702" text:style-name="L5">
        <text:list-item>
          <text:p text:style-name="P17">Addressed messages – messages that have a specific destination address put it in the variable field, and carry the MTI in the payload. This allows filtering.</text:p>
        </text:list-item>
      </text:list>
      <table:table table:name="Table5" table:style-name="Table5">
        <table:table-column table:style-name="Table5.A"/>
        <table:table-column table:style-name="Table5.B"/>
        <table:table-column table:style-name="Table5.C"/>
        <text:soft-page-break/>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
      <text:p text:style-name="Standard">(algorithm is recommended in tech note, but not required; see also discussion of what makes a good algorith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References and Context (Normative)<text:tab/>1</text:p>
          <text:p text:style-name="P10"><text:s/>3 Frame Format (Normative)<text:tab/>1</text:p>
          <text:p text:style-name="P11"><text:s/>3.1 States<text:tab/>2</text:p>
          <text:p text:style-name="P10"><text:s/>4 CAN-specific Control Messages and Interactions (Normative)<text:tab/>2</text:p>
          <text:p text:style-name="P11"><text:s/>4.1 Control Message Format<text:tab/>2</text:p>
          <text:p text:style-name="P11"><text:s/>4.2 Interactions<text:tab/>3</text:p>
          <text:p text:style-name="P12"><text:s/>4.2.1 ID Alias assignment<text:tab/>3</text:p>
          <text:p text:style-name="P12"><text:s/>4.2.2 ID Alias validation<text:tab/>4</text:p>
          <text:p text:style-name="P12"><text:s/>4.2.3 ID Alias termination<text:tab/>4</text:p>
          <text:p text:style-name="P10"><text:soft-page-break/><text:s/>5 OpenLCB Message Format<text:tab/>4</text:p>
          <text:p text:style-name="P11"><text:s/>5.1 Node ID Alias Generation<text:tab/>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1T00:52:52.99">10/11/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37" text:date-value="2010-10-07T22:56:41" text:fixed="true">10/07/10</text:date></text:p>
            </table:table-cell>
            <table:table-cell table:style-name="Table1.C1" office:value-type="string">
              <text:p text:style-name="MP8">Preliminary</text:p>
            </table:table-cell>
          </table:table-row>
        </table:table>
        <text:p text:style-name="Header"/>
      </style:header>
      <style:footer>
        <text:p text:style-name="MP9"><text:span text:style-name="MT4">Copyright 2009, by J. Day, D. Harris, B. Jacobsen, and A. Shepherd<text:tab/></text:span><text:span text:style-name="MT5">Page </text:span><text:span text:style-name="Page_20_Number"><text:span text:style-name="MT5"><text:page-number text:select-page="current">3</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1T00:52:52.99">10/11/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84</meta:editing-cycles>
    <meta:editing-duration>PT14H54M17S</meta:editing-duration>
    <meta:generator>OpenOffice.org/3.2$Unix OpenOffice.org_project/320m18$Build-9502</meta:generator>
    <dc:date>2010-10-11T00:52:53</dc:date>
    <dc:creator>Bob Jacobsen</dc:creator>
    <meta:keyword>OpenLCB-CANFrame Transfer</meta:keyword>
    <meta:document-statistic meta:table-count="5" meta:image-count="1" meta:object-count="0" meta:page-count="6" meta:paragraph-count="141" meta:word-count="1220" meta:character-count="7391"/>
    <meta:user-defined meta:name="Info 1"/>
    <meta:user-defined meta:name="Info 2"/>
    <meta:user-defined meta:name="Info 3"/>
    <meta:user-defined meta:name="Info 4"/>
  </office:meta>
</office:document-meta>
</file>